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Preformatted_20_Text">
      <style:paragraph-properties fo:text-align="start" style:justify-single-word="false"/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HIVE MAJ PROTOTYPE</text:p>
      <text:p text:style-name="P1"/>
      <text:p text:style-name="P2">Timoté-06/03/2014</text:p>
      <text:p text:style-name="P2"><text:tab/>Saut simple + nuancier.</text:p>
      <text:p text:style-name="P2"><text:tab/>Ajout des ennemies + Player.slash()</text:p>
      <text:p text:style-name="P2"><text:tab/>Score.</text:p>
      <text:p text:style-name="P2"><text:tab/>Texte Men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6" meta:word-count="16" meta:character-count="117"/>
    <dc:date>2014-03-06T17:08:27.74</dc:date>
    <dc:creator>Timoté Guyot</dc:creator>
    <meta:generator>OpenOffice/4.0.1$Win32 OpenOffice.org_project/401m5$Build-9714</meta:generator>
  </office:meta>
</office:document-meta>
</file>